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Ejercicio 1:</text:p>
      <text:p text:style-name="Standard">La respuesta es la A, opción 1 y 3</text:p>
      <text:p text:style-name="Standard"/>
      <text:p text:style-name="Standard">La opción 1:</text:p>
      <text:p text:style-name="Standard">El for empieza a recorrer la lista, y entra en el if cuando sea multiplo de 5 como lo es 5, 10 y 15 pero diferente a 0 ya que aunque no sea multiplo cualquier numero multiplicado por 0 da sera y daria un falso positivo, ya simplimente cuando llegue a las posiciones 5, 10 y 15 eliminara el dato de la lista.</text:p>
      <text:p text:style-name="Standard"/>
      <text:p text:style-name="Standard">La opion 3:</text:p>
      <text:p text:style-name="Standard">Hace lo mismo que la opcion 1 pero cambiando el bucle y igualmente la i va a ser incrementada en cada ejecucion así nos daras un punto final al bucle y podre ir siguiendo la lista.</text:p>
      <text:p text:style-name="Standard"/>
      <text:p text:style-name="Standard"/>
      <text:p text:style-name="Standard"><text:tab/>Ejercicio 3:</text:p>
      <text:p text:style-name="Standard">Se quedan igual.</text:p>
      <text:p text:style-name="Standard">a = [[1,2],[3,4]]</text:p>
      <text:p text:style-name="Standard">b = [[4,3],[2,1]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O - UT03 Ejercicio 2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0:52:21.879001832</meta:creation-date>
    <dc:date>2021-11-16T11:19:48.445758058</dc:date>
    <meta:editing-duration>PT7M6S</meta:editing-duration>
    <meta:editing-cycles>1</meta:editing-cycles>
    <meta:document-statistic meta:table-count="0" meta:image-count="0" meta:object-count="0" meta:page-count="1" meta:paragraph-count="11" meta:word-count="135" meta:character-count="668" meta:non-whitespace-character-count="541"/>
    <meta:generator>LibreOffice/7.2.2.2$Linux_X86_64 LibreOffice_project/1eb16ced50a80b7125fabf09652dbb09393766d2</meta:generator>
  </office:meta>
</office:document-meta>
</file>